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8bc68" officeooo:paragraph-rsid="0015de8d"/>
    </style:style>
    <style:style style:name="P11" style:family="paragraph" style:parent-style-name="Table_20_Contents" style:list-style-name="L1">
      <style:text-properties officeooo:rsid="0018bc68" officeooo:paragraph-rsid="001a3af9"/>
    </style:style>
    <style:style style:name="P12" style:family="paragraph" style:parent-style-name="Table_20_Contents" style:list-style-name="L1">
      <style:text-properties officeooo:rsid="0018bc68" officeooo:paragraph-rsid="001c26b8"/>
    </style:style>
    <style:style style:name="P13" style:family="paragraph" style:parent-style-name="Table_20_Contents">
      <style:text-properties officeooo:rsid="0018bc68" officeooo:paragraph-rsid="001a3af9"/>
    </style:style>
    <style:style style:name="P14" style:family="paragraph" style:parent-style-name="Table_20_Contents" style:list-style-name="L1">
      <style:text-properties officeooo:rsid="0015de8d" officeooo:paragraph-rsid="001c26b8"/>
    </style:style>
    <style:style style:name="P15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6" style:family="paragraph" style:parent-style-name="Azione_20_attore" style:list-style-name="L1">
      <style:text-properties officeooo:rsid="0015de8d" officeooo:paragraph-rsid="0015de8d"/>
    </style:style>
    <style:style style:name="P17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8" style:family="paragraph" style:parent-style-name="Azione_20_sistema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89e95"/>
    </style:style>
    <style:style style:name="T10" style:family="text">
      <style:text-properties officeooo:rsid="001a3af9"/>
    </style:style>
    <style:style style:name="T11" style:family="text">
      <style:text-properties officeooo:rsid="001c26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11">iscritto</text:span> d<text:span text:style-name="T8">a parte del personale </text:span><text:span text:style-name="T10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<text:span text:style-name="T11">iscritto</text:span>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1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705908" text:style-name="Numerazione_20_UC">
              <text:list-item text:start-value="1">
                <text:p text:style-name="P15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7"/>
              </text:list-item>
              <text:list-item>
                <text:p text:style-name="Azione_20_sistema"><text:s/><text:span text:style-name="T7">Il sistema visualizza la scheda </text:span><text:span text:style-name="T11">dell'iscritto</text:span><text:span text:style-name="T7"> con i dati personali dei campi:</text:span></text:p>
              </text:list-item>
            </text:list>
            <text:list xml:id="list30716925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Nome</text:p>
                          </text:list-item>
                          <text:list-item>
                            <text:p text:style-name="P18">Cognome</text:p>
                          </text:list-item>
                          <text:list-item>
                            <text:p text:style-name="P10">Data di nascita</text:p>
                          </text:list-item>
                          <text:list-item>
                            <text:p text:style-name="P12">Cognome genitore</text:p>
                          </text:list-item>
                          <text:list-item>
                            <text:p text:style-name="P12">Nome genitore</text:p>
                          </text:list-item>
                          <text:list-item>
                            <text:p text:style-name="P14"><text:span text:style-name="T11">Residenza</text:span></text:p>
                          </text:list-item>
                          <text:list-item>
                            <text:p text:style-name="P14"><text:span text:style-name="T11">Domicilio</text:span></text:p>
                          </text:list-item>
                          <text:list-item>
                            <text:p text:style-name="P14"><text:span text:style-name="T11">Classe di appartenenz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3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8"/>
      <text:p text:style-name="P9">UC_A_<text:span text:style-name="T10">51</text:span> Visualizzazione scheda di un <text:span text:style-name="T11">iscritto</text:span>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7</meta:editing-cycles>
    <meta:generator>LibreOffice/3.6$Windows_x86 LibreOffice_project/da8c1e6-fd468f4-454e206-f42a4a9-143cfd</meta:generator>
    <dc:date>2012-10-24T11:00:49.68</dc:date>
    <meta:document-statistic meta:table-count="1" meta:image-count="0" meta:object-count="0" meta:page-count="1" meta:paragraph-count="25" meta:word-count="141" meta:character-count="936" meta:non-whitespace-character-count="826"/>
  </office:meta>
</office:document-meta>
</file>